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新細明體" svg:font-family="新細明體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20pt" fo:font-weight="bold" style:font-name-asian="Lohit Devanagari" style:font-size-asian="20pt" style:language-asian="hi" style:country-asian="IN" style:font-weight-asian="bold" style:font-name-complex="Times New Roman" style:font-size-complex="20pt" style:language-complex="none" style:country-complex="none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.5pt" style:language-asian="hi" style:country-asian="IN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en" fo:country="US" style:letter-kerning="true" style:language-asian="hi" style:country-asian="IN" style:font-name-asian="Lohit Devanagari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RandomForest_Train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ortanc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7">
          <table:table-cell table:number-columns-repeated="9"/>
        </table:table-row>
        <table:table-row table:style-name="ro2">
          <table:table-cell table:style-name="ce2" office:value-type="string" calcext:value-type="string">
            <text:p>RandomForest_Test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ortanc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9">
          <table:table-cell table:number-columns-repeated="9"/>
        </table:table-row>
        <table:table-row table:style-name="ro3">
          <table:table-cell office:value-type="string" calcext:value-type="string">
            <text:p>GBDT_Train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ortanc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11">
          <table:table-cell table:number-columns-repeated="9"/>
        </table:table-row>
        <table:table-row table:style-name="ro3">
          <table:table-cell office:value-type="string" calcext:value-type="string">
            <text:p>GBDT_Test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ortanc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3">
          <table:table-cell table:number-columns-repeated="9"/>
        </table:table-row>
        <table:table-row table:style-name="ro5">
          <table:table-cell table:style-name="ce3" office:value-type="string" calcext:value-type="string">
            <text:p><text:span text:style-name="T1">pca- vs 多維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RandomForest_Train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</table:table-row>
        <table:table-row table:style-name="ro3">
          <table:table-cell office:value-type="string" calcext:value-type="string">
            <text:p>GEMSEC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MSEC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2vec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ll 1D feature(PCA-)</text:p>
          </table:table-cell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7">
          <table:table-cell table:number-columns-repeated="9"/>
        </table:table-row>
        <table:table-row table:style-name="ro2">
          <table:table-cell table:style-name="ce2" office:value-type="string" calcext:value-type="string">
            <text:p>RandomForest_Test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</table:table-row>
        <table:table-row table:style-name="ro3">
          <table:table-cell office:value-type="string" calcext:value-type="string">
            <text:p>GEMSEC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MSEC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2vec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ll 1D feature(PCA-)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9">
          <table:table-cell table:number-columns-repeated="9"/>
        </table:table-row>
        <table:table-row table:style-name="ro3">
          <table:table-cell office:value-type="string" calcext:value-type="string">
            <text:p>GBDT_Train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</table:table-row>
        <table:table-row table:style-name="ro3">
          <table:table-cell office:value-type="string" calcext:value-type="string">
            <text:p>GEMSEC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MSEC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2vec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ll 1D feature(PCA-)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11">
          <table:table-cell table:number-columns-repeated="9"/>
        </table:table-row>
        <table:table-row table:style-name="ro3">
          <table:table-cell office:value-type="string" calcext:value-type="string">
            <text:p>GBDT_Test_f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/>
        </table:table-row>
        <table:table-row table:style-name="ro3">
          <table:table-cell office:value-type="string" calcext:value-type="string">
            <text:p>GEMSEC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MSEC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epWalkWithRegulariza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2vect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ll 1D feature(PCA-)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office:value-type="string" calcext:value-type="string">
            <text:p>分析:</text:p>
          </table:table-cell>
          <table:table-cell table:number-columns-repeated="8"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style-name="ce4" office:value-type="string" calcext:value-type="string">
            <text:p>比較各個單維結果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Shortest Path Lengt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新細明體" svg:font-family="新細明體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7:17:26.451953839</meta:creation-date>
    <dc:date>2022-06-05T17:31:25.453391314</dc:date>
    <meta:editing-duration>PT13M59S</meta:editing-duration>
    <meta:editing-cycles>1</meta:editing-cycles>
    <meta:document-statistic meta:table-count="1" meta:cell-count="153" meta:object-count="0"/>
    <meta:generator>LibreOffice/6.4.7.2$Linux_X86_64 LibreOffice_project/40$Build-2</meta:generator>
  </office:meta>
</office:document-meta>
</file>